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0b3e" officeooo:paragraph-rsid="000e0b3e" style:font-size-asian="14pt" style:font-size-complex="14pt"/>
    </style:style>
    <style:style style:name="P2" style:family="paragraph" style:parent-style-name="Standard">
      <style:text-properties fo:font-size="18pt" officeooo:rsid="000e0b3e" officeooo:paragraph-rsid="000e0b3e" style:font-size-asian="18pt" style:font-size-complex="18pt"/>
    </style:style>
    <style:style style:name="P3" style:family="paragraph" style:parent-style-name="Standard">
      <style:text-properties fo:font-size="18pt" officeooo:rsid="000e0b3e" officeooo:paragraph-rsid="00143f8c" style:font-size-asian="18pt" style:font-size-complex="18pt"/>
    </style:style>
    <style:style style:name="P4" style:family="paragraph" style:parent-style-name="Standard">
      <style:text-properties fo:font-size="18pt" officeooo:rsid="000c1783" officeooo:paragraph-rsid="000e0b3e" style:font-size-asian="18pt" style:font-size-complex="18pt"/>
    </style:style>
    <style:style style:name="P5" style:family="paragraph" style:parent-style-name="Standard">
      <style:text-properties fo:font-size="18pt" officeooo:rsid="000f1977" officeooo:paragraph-rsid="000f1977" style:font-size-asian="18pt" style:font-size-complex="18pt"/>
    </style:style>
    <style:style style:name="P6" style:family="paragraph" style:parent-style-name="Standard">
      <style:text-properties fo:font-variant="normal" fo:text-transform="none" style:font-name="ui-monospace" fo:font-size="18pt" fo:letter-spacing="normal" fo:font-style="normal" fo:font-weight="normal" officeooo:paragraph-rsid="000e0b3e" style:font-size-asian="18pt" style:font-size-complex="18pt"/>
    </style:style>
    <style:style style:name="P7" style:family="paragraph" style:parent-style-name="Standard">
      <style:text-properties fo:font-variant="normal" fo:text-transform="none" style:font-name="Liberation Serif" fo:font-size="18pt" fo:letter-spacing="normal" fo:font-style="normal" fo:font-weight="normal" officeooo:rsid="000e0b3e" officeooo:paragraph-rsid="000e0b3e" style:font-size-asian="18pt" style:font-size-complex="18pt"/>
    </style:style>
    <style:style style:name="P8" style:family="paragraph" style:parent-style-name="Standard">
      <style:text-properties fo:font-variant="normal" fo:text-transform="none" style:font-name="Liberation Serif" fo:font-size="18pt" fo:letter-spacing="normal" fo:font-style="normal" fo:font-weight="normal" officeooo:paragraph-rsid="000e0b3e" style:font-size-asian="18pt" style:font-size-complex="18pt"/>
    </style:style>
    <style:style style:name="P9" style:family="paragraph" style:parent-style-name="Standard">
      <style:text-properties officeooo:paragraph-rsid="001abd38"/>
    </style:style>
    <style:style style:name="P10" style:family="paragraph" style:parent-style-name="Text_20_body">
      <style:text-properties officeooo:paragraph-rsid="000e0b3e"/>
    </style:style>
    <style:style style:name="P11" style:family="paragraph" style:parent-style-name="Text_20_body">
      <style:text-properties officeooo:paragraph-rsid="000f1977"/>
    </style:style>
    <style:style style:name="P12" style:family="paragraph" style:parent-style-name="Standard">
      <style:text-properties officeooo:paragraph-rsid="000f1977"/>
    </style:style>
    <style:style style:name="P13" style:family="paragraph" style:parent-style-name="Standard">
      <style:text-properties officeooo:rsid="001c631c" officeooo:paragraph-rsid="001c631c"/>
    </style:style>
    <style:style style:name="P14" style:family="paragraph" style:parent-style-name="Standard">
      <style:text-properties fo:font-size="18pt" officeooo:paragraph-rsid="000c1783" style:font-size-asian="18pt" style:font-size-complex="18pt"/>
    </style:style>
    <style:style style:name="P15" style:family="paragraph" style:parent-style-name="Standard">
      <style:text-properties fo:font-size="18pt" officeooo:rsid="001efe70" officeooo:paragraph-rsid="001efe70" style:font-size-asian="18pt" style:font-size-complex="18pt"/>
    </style:style>
    <style:style style:name="P16" style:family="paragraph" style:parent-style-name="Standard">
      <style:text-properties fo:font-size="18pt" officeooo:rsid="001efe70" officeooo:paragraph-rsid="0020ea6c" style:font-size-asian="18pt" style:font-size-complex="18pt"/>
    </style:style>
    <style:style style:name="P17" style:family="paragraph" style:parent-style-name="Standard">
      <style:text-properties fo:font-size="18pt" officeooo:rsid="001efe70" officeooo:paragraph-rsid="0020f032" style:font-size-asian="18pt" style:font-size-complex="18pt"/>
    </style:style>
    <style:style style:name="P18" style:family="paragraph" style:parent-style-name="Standard">
      <style:text-properties fo:font-size="18pt" officeooo:rsid="001efe70" officeooo:paragraph-rsid="0021f63b" style:font-size-asian="18pt" style:font-size-complex="18pt"/>
    </style:style>
    <style:style style:name="P19" style:family="paragraph" style:parent-style-name="Standard">
      <style:text-properties fo:font-size="18pt" officeooo:rsid="001efe70" officeooo:paragraph-rsid="002260fe" style:font-size-asian="18pt" style:font-size-complex="18pt"/>
    </style:style>
    <style:style style:name="P20" style:family="paragraph" style:parent-style-name="Standard">
      <style:text-properties fo:font-size="18pt" officeooo:rsid="001efe70" officeooo:paragraph-rsid="0024450d" style:font-size-asian="18pt" style:font-size-complex="18pt"/>
    </style:style>
    <style:style style:name="P21" style:family="paragraph" style:parent-style-name="Standard">
      <style:text-properties fo:font-size="18pt" officeooo:rsid="000e0b3e" officeooo:paragraph-rsid="0011e6d1" style:font-size-asian="18pt" style:font-size-complex="18pt"/>
    </style:style>
    <style:style style:name="P22" style:family="paragraph" style:parent-style-name="Standard">
      <style:text-properties fo:font-size="18pt" officeooo:rsid="000c1783" officeooo:paragraph-rsid="000c1783" style:font-size-asian="18pt" style:font-size-complex="18pt"/>
    </style:style>
    <style:style style:name="P23" style:family="paragraph" style:parent-style-name="Standard">
      <style:text-properties fo:font-size="18pt" officeooo:paragraph-rsid="0020f032" style:font-size-asian="18pt" style:font-size-complex="18pt"/>
    </style:style>
    <style:style style:name="P24" style:family="paragraph" style:parent-style-name="Standard">
      <style:text-properties fo:font-size="18pt" officeooo:rsid="0021f63b" officeooo:paragraph-rsid="001efe70" style:font-size-asian="18pt" style:font-size-complex="18pt"/>
    </style:style>
    <style:style style:name="P25" style:family="paragraph" style:parent-style-name="Standard">
      <style:text-properties fo:font-size="18pt" officeooo:rsid="002260fe" officeooo:paragraph-rsid="002260fe" style:font-size-asian="18pt" style:font-size-complex="18pt"/>
    </style:style>
    <style:style style:name="P26" style:family="paragraph" style:parent-style-name="Standard">
      <style:text-properties fo:font-size="18pt" officeooo:rsid="002260fe" officeooo:paragraph-rsid="0024450d" style:font-size-asian="18pt" style:font-size-complex="18pt"/>
    </style:style>
    <style:style style:name="P27" style:family="paragraph" style:parent-style-name="Standard">
      <style:text-properties fo:font-size="18pt" officeooo:rsid="0024450d" officeooo:paragraph-rsid="0024450d" style:font-size-asian="18pt" style:font-size-complex="18pt"/>
    </style:style>
    <style:style style:name="P28" style:family="paragraph" style:parent-style-name="Standard">
      <style:text-properties officeooo:paragraph-rsid="000e0b3e"/>
    </style:style>
    <style:style style:name="P29" style:family="paragraph" style:parent-style-name="Standard">
      <style:text-properties officeooo:paragraph-rsid="0020ea6c"/>
    </style:style>
    <style:style style:name="P30" style:family="paragraph" style:parent-style-name="Standard">
      <style:text-properties officeooo:paragraph-rsid="002577b4"/>
    </style:style>
    <style:style style:name="P31" style:family="paragraph" style:parent-style-name="Standard">
      <style:text-properties officeooo:paragraph-rsid="00284b85"/>
    </style:style>
    <style:style style:name="T1" style:family="text">
      <style:text-properties officeooo:rsid="000e0b3e"/>
    </style:style>
    <style:style style:name="T2" style:family="text">
      <style:text-properties fo:font-variant="normal" fo:text-transform="none" fo:color="#212529" style:font-name="apple-system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212529" style:font-name="apple-system" fo:font-size="14pt" fo:letter-spacing="normal" fo:font-style="normal" fo:font-weight="normal" officeooo:rsid="000e0b3e" style:font-size-asian="14pt" style:font-size-complex="14pt"/>
    </style:style>
    <style:style style:name="T4" style:family="text">
      <style:text-properties fo:font-variant="normal" fo:text-transform="none" fo:color="#212529" style:font-name="apple-system" fo:font-size="14pt" fo:letter-spacing="normal" fo:font-style="normal" fo:font-weight="normal" officeooo:rsid="000f1977" style:font-size-asian="14pt" style:font-size-complex="14pt"/>
    </style:style>
    <style:style style:name="T5" style:family="text">
      <style:text-properties fo:font-variant="normal" fo:text-transform="none" fo:color="#212529" style:font-name="apple-system" fo:font-size="14pt" fo:letter-spacing="normal" fo:font-style="normal" fo:font-weight="normal" officeooo:rsid="000f1977" style:font-name-asian="Noto Sans Mono CJK SC" style:font-size-asian="14pt" style:font-name-complex="Liberation Mono" style:font-size-complex="14pt"/>
    </style:style>
    <style:style style:name="T6" style:family="text">
      <style:text-properties fo:font-variant="normal" fo:text-transform="none" fo:color="#e83e8c" style:font-name="SFMono-Regular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e83e8c" style:font-name="SFMono-Regular" fo:font-size="14pt" fo:letter-spacing="normal" fo:font-style="normal" fo:font-weight="normal" officeooo:rsid="000e0b3e" style:font-size-asian="14pt" style:font-size-complex="14pt"/>
    </style:style>
    <style:style style:name="T8" style:family="text">
      <style:text-properties fo:font-variant="normal" fo:text-transform="none" fo:color="#e83e8c" style:font-name="SFMono-Regular" fo:font-size="14pt" fo:letter-spacing="normal" fo:font-style="normal" fo:font-weight="normal" officeooo:rsid="000f1977" style:font-size-asian="14pt" style:font-size-complex="14pt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0f1977"/>
    </style:style>
    <style:style style:name="T11" style:family="text">
      <style:text-properties fo:font-variant="normal" fo:text-transform="none" fo:letter-spacing="normal" fo:font-style="normal" fo:font-weight="normal" officeooo:rsid="001abd38"/>
    </style:style>
    <style:style style:name="T12" style:family="text">
      <style:text-properties fo:font-variant="normal" fo:text-transform="none" fo:letter-spacing="normal" fo:font-style="normal" fo:font-weight="normal" officeooo:rsid="0027689e"/>
    </style:style>
    <style:style style:name="T13" style:family="text">
      <style:text-properties fo:font-variant="normal" fo:text-transform="none" style:font-name="Liberation Serif" fo:font-size="18pt" fo:letter-spacing="normal" fo:font-style="normal" fo:font-weight="normal" officeooo:rsid="0027689e" style:font-size-asian="18pt" style:font-size-complex="18pt"/>
    </style:style>
    <style:style style:name="T14" style:family="text">
      <style:text-properties fo:font-variant="normal" fo:text-transform="none" style:font-name="Liberation Serif" fo:font-size="18pt" fo:letter-spacing="normal" fo:font-style="normal" fo:font-weight="normal" officeooo:rsid="000e0b3e" style:font-size-asian="18pt" style:font-size-complex="18pt"/>
    </style:style>
    <style:style style:name="T15" style:family="text">
      <style:text-properties fo:font-variant="normal" fo:text-transform="none" style:font-name="Liberation Serif" fo:font-size="18pt" fo:letter-spacing="normal" fo:font-style="normal" fo:font-weight="normal" officeooo:rsid="001abd38" style:font-size-asian="18pt" style:font-size-complex="18pt"/>
    </style:style>
    <style:style style:name="T16" style:family="text">
      <style:text-properties fo:font-variant="normal" fo:text-transform="none" style:font-name="Liberation Serif" fo:font-size="18pt" fo:letter-spacing="normal" fo:font-style="normal" fo:font-weight="normal" officeooo:rsid="000f1977" style:font-size-asian="18pt" style:font-size-complex="18pt"/>
    </style:style>
    <style:style style:name="T17" style:family="text">
      <style:text-properties fo:font-variant="normal" fo:text-transform="none" style:font-name="Liberation Serif" fo:font-size="18pt" fo:letter-spacing="normal" fo:font-style="normal" fo:font-weight="normal" officeooo:rsid="00284b85" style:font-size-asian="18pt" style:font-size-complex="18pt"/>
    </style:style>
    <style:style style:name="T18" style:family="text">
      <style:text-properties officeooo:rsid="001337b3"/>
    </style:style>
    <style:style style:name="T19" style:family="text">
      <style:text-properties officeooo:rsid="00143f8c"/>
    </style:style>
    <style:style style:name="T20" style:family="text">
      <style:text-properties officeooo:rsid="001449e8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officeooo:rsid="000f1977" style:font-size-asian="18pt" style:font-size-complex="18pt"/>
    </style:style>
    <style:style style:name="T23" style:family="text">
      <style:text-properties fo:font-size="18pt" officeooo:rsid="00170144" style:font-size-asian="18pt" style:font-size-complex="18pt"/>
    </style:style>
    <style:style style:name="T24" style:family="text">
      <style:text-properties fo:font-size="18pt" officeooo:rsid="001906ac" style:font-size-asian="18pt" style:font-size-complex="18pt"/>
    </style:style>
    <style:style style:name="T25" style:family="text">
      <style:text-properties fo:font-size="18pt" officeooo:rsid="000e0b3e" style:font-size-asian="18pt" style:font-size-complex="18pt"/>
    </style:style>
    <style:style style:name="T26" style:family="text">
      <style:text-properties fo:font-size="18pt" officeooo:rsid="001abd38" style:font-size-asian="18pt" style:font-size-complex="18pt"/>
    </style:style>
    <style:style style:name="T27" style:family="text">
      <style:text-properties fo:font-size="18pt" officeooo:rsid="001ae2de" style:font-size-asian="18pt" style:font-size-complex="18pt"/>
    </style:style>
    <style:style style:name="T28" style:family="text">
      <style:text-properties fo:font-size="18pt" officeooo:rsid="001efe70" style:font-size-asian="18pt" style:font-size-complex="18pt"/>
    </style:style>
    <style:style style:name="T29" style:family="text">
      <style:text-properties fo:font-size="18pt" officeooo:rsid="000c1783" style:font-size-asian="18pt" style:font-size-complex="18pt"/>
    </style:style>
    <style:style style:name="T30" style:family="text">
      <style:text-properties fo:font-size="18pt" officeooo:rsid="0020f032" style:font-size-asian="18pt" style:font-size-complex="18pt"/>
    </style:style>
    <style:style style:name="T31" style:family="text">
      <style:text-properties fo:font-size="18pt" officeooo:rsid="002577b4" style:font-size-asian="18pt" style:font-size-complex="18pt"/>
    </style:style>
    <style:style style:name="T32" style:family="text">
      <style:text-properties style:font-name="Liberation Serif" officeooo:rsid="000e0b3e"/>
    </style:style>
    <style:style style:name="T33" style:family="text">
      <style:text-properties style:font-name="Liberation Serif" fo:font-weight="bold" style:font-weight-asian="bold" style:font-weight-complex="bold"/>
    </style:style>
    <style:style style:name="T34" style:family="text">
      <style:text-properties style:font-name="Liberation Serif" fo:font-weight="bold" officeooo:rsid="000e0b3e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906ac" style:font-weight-asian="bold" style:font-weight-complex="bold"/>
    </style:style>
    <style:style style:name="T37" style:family="text">
      <style:text-properties officeooo:rsid="0020f032"/>
    </style:style>
    <style:style style:name="T38" style:family="text">
      <style:text-properties officeooo:rsid="0024450d"/>
    </style:style>
    <style:style style:name="T39" style:family="text">
      <style:text-properties officeooo:rsid="0027689e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 run the environment:</text:p>
      <text:p text:style-name="P2"/>
      <text:p text:style-name="P2">make sure the code is pulled from Github, </text:p>
      <text:p text:style-name="P3">cd facets-search-engine</text:p>
      <text:p text:style-name="P3"><text:span text:style-name="T19">cd </text:span>facets</text:p>
      <text:p text:style-name="P2">python3 manage.py runserver</text:p>
      <text:p text:style-name="P2"/>
      <text:p text:style-name="P9"><text:span text:style-name="T26">A short guide to set up</text:span><text:span text:style-name="T25"> </text:span><text:span text:style-name="T24">FACETS</text:span><text:span text:style-name="T25"> search engine by CUR</text:span><text:span text:style-name="T24">L commands </text:span><text:span text:style-name="T26">using the </text:span><text:span text:style-name="T27">score examples</text:span><text:span text:style-name="T25">:</text:span></text:p>
      <text:p text:style-name="P1"/>
      <text:p text:style-name="P10"><text:span text:style-name="Source_20_Text"><text:span text:style-name="T3">1. Create an index given index name “myindex”:<text:line-break/></text:span></text:span><text:span text:style-name="Source_20_Text"><text:span text:style-name="T7">curl -X PUT </text:span></text:span><text:a xlink:type="simple" xlink:href="http://localhost:8000/index/myindex/" text:style-name="Internet_20_link" text:visited-style-name="Visited_20_Internet_20_Link"><text:span text:style-name="Source_20_Text">http://localhost:8000/index/myindex/</text:span></text:a></text:p>
      <text:p text:style-name="P10"><text:span text:style-name="Source_20_Text"><text:span text:style-name="T3">2.1 Import the first music score "001.mei" from the folder "data":<text:line-break/></text:span></text:span><text:span text:style-name="Source_20_Text"><text:span text:style-name="T7">curl -X PUT -H "Content-type:application/mei" http://localhost:8000/index/myindex/friuli001/ -d @data/friuli001.mei</text:span></text:span></text:p>
      <text:p text:style-name="P10"><text:span text:style-name="Source_20_Text"><text:span text:style-name="T3">Retrieve information of an index </text:span></text:span><text:span text:style-name="Source_20_Text"><text:span text:style-name="T4">to make sure it is loaded by curl</text:span></text:span><text:span text:style-name="Source_20_Text"><text:span text:style-name="T3">:<text:line-break/></text:span></text:span><text:span text:style-name="Source_20_Text"><text:span text:style-name="T7">curl -X GET </text:span></text:span><text:a xlink:type="simple" xlink:href="http://localhost:8000/index/myindex/" text:style-name="Internet_20_link" text:visited-style-name="Visited_20_Internet_20_Link"><text:span text:style-name="Source_20_Text">http://localhost:8000/index/</text:span></text:a><text:a xlink:type="simple" xlink:href="http://localhost:8000/index/myindex/" text:style-name="Internet_20_link" text:visited-style-name="Visited_20_Internet_20_Link"><text:span text:style-name="Source_20_Text"><text:span text:style-name="T8">myindex</text:span></text:span></text:a><text:a xlink:type="simple" xlink:href="http://localhost:8000/index/myindex/" text:style-name="Internet_20_link" text:visited-style-name="Visited_20_Internet_20_Link"><text:span text:style-name="Source_20_Text"><text:span text:style-name="T7">/</text:span></text:span></text:a></text:p>
      <text:p text:style-name="P11"><text:span text:style-name="Source_20_Text"><text:span text:style-name="T5">Another option is to</text:span></text:span><text:span text:style-name="Source_20_Text"><text:span text:style-name="T4"> access the localhost:8000/home/dashboard/ from the browser.</text:span></text:span></text:p>
      <text:p text:style-name="P10"><text:span text:style-name="T2">2.2 Import more MEI score samples from the folder "data":<text:line-break/></text:span><text:span text:style-name="Source_20_Text"><text:span text:style-name="T6">curl -X PUT -H "Content-type:application/mei" http://localhost:8000/index/myindex/terpsichore026/ -d @data/terpsichore026.mei</text:span></text:span></text:p>
      <text:p text:style-name="P10"><text:span text:style-name="T2">2.3 Import a XML score from "data":<text:line-break/></text:span><text:span text:style-name="Source_20_Text"><text:span text:style-name="T6">curl -X PUT -H "Content-type:application/xml" http://localhost:8000/index/myindex/couperin/ -d @data/couperin.xml</text:span></text:span></text:p>
      <text:p text:style-name="P10"><text:span text:style-name="T2">2.4 Import a zip of score samples from "data":<text:line-break/></text:span><text:span text:style-name="Source_20_Text"><text:span text:style-name="T6">curl -X PUT -H "Content-type:application/zip" http://localhost:8000/index/myindex/bwv3zip/ --data-binary @data/bwv3.zip</text:span></text:span></text:p>
      <text:p text:style-name="P10"><text:span text:style-name="Source_20_Text"><text:span text:style-name="T3">2.7 Import a MusicXML score sample:</text:span></text:span><text:span text:style-name="Source_20_Text"><text:span text:style-name="T7"><text:line-break/>curl -X PUT -H "Content-type:application/musicxml" </text:span></text:span><text:soft-page-break/><text:span text:style-name="Source_20_Text"><text:span text:style-name="T7">http://localhost:8000/index/myindex/testmxml/ --data-binary @data/Gas0301f.musicxml</text:span></text:span></text:p>
      <text:p text:style-name="P10"><text:span text:style-name="Source_20_Text"><text:span text:style-name="T7"/></text:span></text:p>
      <text:p text:style-name="P11"><text:span text:style-name="Source_20_Text"><text:span text:style-name="T3">3. Use a defined query in the folder "queries":</text:span></text:span></text:p>
      <text:p text:style-name="P11"><text:span text:style-name="Source_20_Text"><text:span text:style-name="T7">curl -X POST http://localhost:8000/index/myindex/_search -d @queries/test_dia1.json</text:span></text:span></text:p>
      <text:p text:style-name="P11"><text:span text:style-name="T2">3.2(optional) Test the search engine with a mirror query<text:line-break/></text:span><text:span text:style-name="Source_20_Text"><text:span text:style-name="T6">curl -X POST http://localhost:8000/index/myindex/_search -d @queries/test_mir1.json</text:span></text:span><text:span text:style-name="T2"><text:line-break/>Test chromatic search<text:line-break/></text:span><text:span text:style-name="Source_20_Text"><text:span text:style-name="T6">curl -X POST http://localhost:8000/index/myindex/_search -d @queries/test_chr1.json</text:span></text:span><text:span text:style-name="T2"><text:line-break/>Test rhythmic search<text:line-break/></text:span><text:span text:style-name="Source_20_Text"><text:span text:style-name="T6">curl -X POST http://localhost:8000/index/myindex/_search -d @queries/test_rhy2.json</text:span></text:span></text:p>
      <text:p text:style-name="P10"><text:span text:style-name="Source_20_Text"><text:span text:style-name="T8"/></text:span></text:p>
      <text:p text:style-name="P2">A short guide to facets search engine UI:</text:p>
      <text:p text:style-name="P2"/>
      <text:p text:style-name="P2">Access FACETS on <text:span text:style-name="T36">http://</text:span><text:span text:style-name="T35">localhost:8000/home/</text:span> <text:span text:style-name="T20">from a browser</text:span></text:p>
      <text:p text:style-name="P6"/>
      <text:p text:style-name="P7"><text:span text:style-name="T35">Load file</text:span>:</text:p>
      <text:p text:style-name="P7">Click on button to select the document to upload, select index to upload to and the format of this document. </text:p>
      <text:p text:style-name="P31"><text:span text:style-name="T13">Kindly reminder: i</text:span><text:span text:style-name="T14">f started from a new machine, make sure first used CURL to create a new index, see </text:span><text:span text:style-name="T15">the</text:span><text:span text:style-name="T14"> example above. </text:span></text:p>
      <text:p text:style-name="P31"><text:span text:style-name="T16">Make sure to import enough files </text:span><text:span text:style-name="T17">for the search</text:span><text:span text:style-name="T16">.</text:span></text:p>
      <text:p text:style-name="P8"/>
      <text:p text:style-name="P4"><text:span text:style-name="T33">Search </text:span><text:span text:style-name="T34">page</text:span><text:span text:style-name="T32">:</text:span></text:p>
      <text:p text:style-name="P28"><text:span text:style-name="T28">Chromatic search example with ABC pattern:</text:span><text:span text:style-name="T25"> </text:span><text:span text:style-name="T29"><text:s/></text:span></text:p>
      <text:p text:style-name="P28"><text:span text:style-name="T29"/></text:p>
      <text:p text:style-name="P22">|:AB2A B2c<text:span text:style-name="T18">2</text:span></text:p>
      <text:p text:style-name="P14"/>
      <text:p text:style-name="P14"><text:soft-page-break/></text:p>
      <text:p text:style-name="P17">Expected <text:span text:style-name="T37">m</text:span>atching documents for this example:</text:p>
      <text:p text:style-name="P15">'nations_1_04', 'friuli001', 'bwv8.6', 'schubertd911-18', 'bwv4.8', 'nations_1_05', 'testmxml', 'Gas0301f', 'abctest2', 'bwv2.6', 'bwv9.7', 'nations_1_10', 'terpsichore026', 'nations_1_11', 'bwv1.6', 'nations_1_13', 'nations_1_09'</text:p>
      <text:p text:style-name="P24"/>
      <text:p text:style-name="P29"><text:span text:style-name="T28">Diatonic search pattern example:</text:span></text:p>
      <text:p text:style-name="P16"/>
      <text:p text:style-name="P15">|:AB2A B2cd</text:p>
      <text:p text:style-name="P23"/>
      <text:p text:style-name="P17">Expected <text:span text:style-name="T37">m</text:span>atching documents for this example:</text:p>
      <text:p text:style-name="P17"><text:span text:style-name="T1">['nations_1_04', 'nations_1_12', 'nations_1_11', 'bwv1.6', 'nations_1_05', 'nations_1_09', 'nations_1_06', 'bwv10.7', 'bwv9.7', 'bwv4.8', 'bwv7.7', 'testmxml', 'Gas0301f', 'nations_1_08']</text:span></text:p>
      <text:p text:style-name="P17"/>
      <text:p text:style-name="P15">Rhythmic search example:</text:p>
      <text:p text:style-name="P15"/>
      <text:p text:style-name="P21">K:G</text:p>
      <text:p text:style-name="P21">|:c2ec B2dB|c2</text:p>
      <text:p text:style-name="P21"/>
      <text:p text:style-name="P18">Expected <text:span text:style-name="T37">m</text:span>atching documents for this example:</text:p>
      <text:p text:style-name="P18"><text:span text:style-name="T1">['bwv3.6', 'bwv9.7', 'nations_1_09', 'bwv1.6', 'bwv4.8', 'couperin', 'danmark', 'bwv7.7', 'nations_1_11', 'nations1', 'nations_1_01', 'nations_1_02']</text:span></text:p>
      <text:p text:style-name="P18"/>
      <text:p text:style-name="P25">A mirror search example, <text:span text:style-name="T38">diatonic mode</text:span>:</text:p>
      <text:p text:style-name="P25"/>
      <text:p text:style-name="P25">M:2/4</text:p>
      <text:p text:style-name="P25">|:AB2A B2cd</text:p>
      <text:p text:style-name="P19">Expected <text:span text:style-name="T37">m</text:span>atching documents for this example:</text:p>
      <text:p text:style-name="P25"><text:soft-page-break/>['nations_1_04', 'friuli001', 'nations_1_12', 'nations_1_11', 'schubertd911-18', 'bwv1.6', 'nations_1_05', 'nations_1_09', 'nations_1_06', 'bwv10.7', 'bwv9.7', 'bwv4.8', 'bwv7.7', 'testmxml', 'Gas0301f', 'nations_1_08']</text:p>
      <text:p text:style-name="P18"/>
      <text:p text:style-name="P27">Mirror search with the sample pattern example, but change to chromatic mode:</text:p>
      <text:p text:style-name="P26"/>
      <text:p text:style-name="P26">M:2/4</text:p>
      <text:p text:style-name="P26">|:AB2A B2cd</text:p>
      <text:p text:style-name="P26"/>
      <text:p text:style-name="P20">Expected <text:span text:style-name="T37">m</text:span>atching documents for this example:</text:p>
      <text:p text:style-name="P27">['friuli001', 'nations_1_04', 'schubertd911-18', 'bwv4.8', 'nations_1_11', 'testmxml', 'Gas0301f']</text:p>
      <text:p text:style-name="P27"/>
      <text:p text:style-name="P27"/>
      <text:p text:style-name="P5"><text:span text:style-name="T35">Dashboard</text:span>:</text:p>
      <text:p text:style-name="P30"><text:span text:style-name="T22">Click dashboard from the bar </text:span><text:span text:style-name="T23">on the top</text:span><text:span text:style-name="T22">, </text:span></text:p>
      <text:p text:style-name="P30"><text:span text:style-name="T23">then</text:span><text:span text:style-name="T22"> click on index names to see the document listed.</text:span></text:p>
      <text:p text:style-name="P12"><text:span text:style-name="T22"/></text:p>
      <text:p text:style-name="P13"><text:span text:style-name="T31">Kindly r</text:span><text:span text:style-name="T21">eminder: the display of humdrum scores are not supported ye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2:05:54.643900769</meta:creation-date>
    <dc:date>2022-09-19T17:05:54.865412437</dc:date>
    <meta:editing-duration>PT8H16M12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4" meta:paragraph-count="51" meta:word-count="447" meta:character-count="3799" meta:non-whitespace-character-count="3399"/>
  </office:meta>
</office:document-meta>
</file>